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fo:font-style="italic" style:text-underline-style="none" officeooo:rsid="0010f209" officeooo:paragraph-rsid="0017a23c" style:font-style-asian="italic" style:font-style-complex="italic"/>
    </style:style>
    <style:style style:name="P2" style:family="paragraph" style:parent-style-name="Standard">
      <style:paragraph-properties fo:line-height="200%"/>
      <style:text-properties style:font-name="Times New Roman" fo:font-style="italic" style:text-underline-style="none" officeooo:rsid="0010f209" officeooo:paragraph-rsid="0017a23c" style:font-style-asian="italic" style:font-style-complex="italic"/>
    </style:style>
    <style:style style:name="P3" style:family="paragraph" style:parent-style-name="Standard">
      <style:paragraph-properties fo:line-height="200%"/>
      <style:text-properties style:font-name="Times New Roman" fo:font-style="italic" style:text-underline-style="none" officeooo:rsid="0010f209" officeooo:paragraph-rsid="0010f209" style:font-style-asian="italic" style:font-style-complex="italic"/>
    </style:style>
    <style:style style:name="P4" style:family="paragraph" style:parent-style-name="Header">
      <style:text-properties officeooo:rsid="0010f209" officeooo:paragraph-rsid="0010f209"/>
    </style:style>
    <style:style style:name="T1" style:family="text">
      <style:text-properties fo:font-style="normal" style:font-style-asian="normal" style:font-style-complex="normal"/>
    </style:style>
    <style:style style:name="T2" style:family="text">
      <style:text-properties fo:font-style="normal" officeooo:rsid="0011fa29" style:font-style-asian="normal" style:font-style-complex="normal"/>
    </style:style>
    <style:style style:name="T3" style:family="text">
      <style:text-properties fo:font-style="normal" officeooo:rsid="0013e667" style:font-style-asian="normal" style:font-style-complex="normal"/>
    </style:style>
    <style:style style:name="T4" style:family="text">
      <style:text-properties fo:font-style="normal" officeooo:rsid="0014c110" style:font-style-asian="normal" style:font-style-complex="normal"/>
    </style:style>
    <style:style style:name="T5" style:family="text">
      <style:text-properties fo:font-style="normal" officeooo:rsid="00155583" style:font-style-asian="normal" style:font-style-complex="normal"/>
    </style:style>
    <style:style style:name="T6" style:family="text">
      <style:text-properties fo:font-style="normal" officeooo:rsid="0015b236" style:font-style-asian="normal" style:font-style-complex="normal"/>
    </style:style>
    <style:style style:name="T7" style:family="text">
      <style:text-properties fo:font-style="normal" officeooo:rsid="0017a23c" style:font-style-asian="normal" style:font-style-complex="normal"/>
    </style:style>
    <style:style style:name="T8" style:family="text">
      <style:text-properties officeooo:rsid="0017a2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tab/></text:span><text:span text:style-name="T8">Breathless</text:span><text:span text:style-name="T7"> Film Response</text:span></text:p>
      <text:p text:style-name="P2"><text:span text:style-name="T2"><text:tab/>Narcissism is the excessive self-centeredness in oneself, and to regular people, can seem very out of place and unnatural. Jean-Luc Godard uses visually and mentally jarring editing and filming styles </text:span><text:span text:style-name="T7">in </text:span><text:span text:style-name="T8">Breathless </text:span><text:span text:style-name="T7">(1960)</text:span><text:span text:style-name="T2"> to draw the viewer out of the film and make them cognisant of the fact that they are not a part of the film's environment, just as a narcissistic person would exclude others in favour of themselves. </text:span><text:span text:style-name="T7">In this response, I will argue that </text:span>Breathless<text:span text:style-name="T1"> </text:span><text:span text:style-name="T2">illustrates the ability to use editing and film techniques to enhance themes of narcissism in a film's script.</text:span></text:p>
      <text:p text:style-name="P3"><text:span text:style-name="T2"><text:tab/></text:span><text:span text:style-name="T3">One of the </text:span><text:span text:style-name="T2">first instance</text:span><text:span text:style-name="T3">s </text:span><text:span text:style-name="T7">of a jarring technique used in the film</text:span><text:span text:style-name="T2"> is when the main </text:span><text:span text:style-name="T3">protagonist</text:span><text:span text:style-name="T2"> Michel (</text:span><text:span text:style-name="T3">Jean-Paul Belmondo), is driving a stolen vehicle down a country road towards Paris, he directly addresses the viewer in a fourth-wall break, telling the viewer to “get stuffed” (translated) if they do not like the shore, the mountains, or Paris. </text:span><text:span text:style-name="T6">This causes the viewer to become removed from the film, instead viewing the film as an outsider, separate from the protagonist. </text:span><text:span text:style-name="T7">By telling the viewer to “get stuffed”, Michel isolates himself, and shows that he thinks of himself with an air of superiority, highlighting his own narcisistic tendencies.</text:span></text:p>
      <text:p text:style-name="P3"><text:span text:style-name="T3"><text:tab/>Throughout the film, jump cuts are used extensively to illustrate the passing of time. </text:span><text:span text:style-name="T4">For most instances of the jump cut in the film, these cuts are used during scenes in which a character is self-indulging his/her own desires or vanity. Early in the film, the first use of jump cuts is during the scene in which Michel drives the stolen vehicle along the European countryside. The cuts illustrate the passing of time as he travels to Paris, but also show he is clearly enjoying himself, as he can be heard singing to himself across all of the cuts. Immediately preceding th</text:span><text:span text:style-name="T5">is</text:span><text:span text:style-name="T4"> he indirectly mentions his own superiority, in saying that another driver would have no chance of passing him in their “crappy Renault”. </text:span><text:span text:style-name="T5">In this case, the jump cuts help to illustrate and establish Michel's self-admiration.</text:span></text:p>
      <text:p text:style-name="P3"><text:span text:style-name="T5"><text:tab/>Another case in which Godard uses jump cuts, Patricia (Jean Seberg) is in the passenger seat of </text:span><text:soft-page-break/><text:span text:style-name="T5">a vehicle Michel is driving, and immediately after the first jump cut in this scene, is seen fixing her hair in a compact mirror. A short time later, there is a cut after each compliment that Michel pays Patricia, saying she has a “pretty neck, [...] pretty breasts, a pretty voice, pretty wrists, a pretty forehead, and pretty knees.” The use of jump cuts between each, and having the scene outside the vehicle change, shows a significant passage of time, which could imply Michel paid her more compliments between the ones shown in the cuts. Throughout these cuts, Patricia does not react at all to Michel's compliments, </text:span><text:span text:style-name="T6">and instead simply listens to and accepts them. The fact that she shows no humility in this bombardment of compliments shows her own vanity and narcissism, and the fact that this scene is played out over jump cuts, a visually jarring editing technique, the viewer is removed from the atmosphere of the film, and alienated. The viewer is now watching, rather than participating in the film, and sees Patricia from the outside, not as part of her own narcissistic world.</text:span></text:p>
      <text:p text:style-name="P3"><text:span text:style-name="T6"><text:tab/>Another notable fourth-wall break happens in the final frames of the last scene, in which after having watched Michel die in the middle of a busy street, Patricia shows no emotion as she stares blankly into the camera, directly at the viewer. This, like the previous fourth-wall breaks in the film and the jump cuts used throughout, causes the audience to be pulled out of the atmosphere of the film and become aware that they are watching a film. </text:span><text:span text:style-name="T7">In showing no empathy for Michel, she can be seen as heartless and self-involved. </text:span></text:p>
      <text:p text:style-name="P3"><text:span text:style-name="T7"><text:tab/>There are many more examples to draw from in the film of jump cuts and fourth-wall breaks, both of which are jarring in the film-watching experience of the viewer. By removing the viewer from the film's atmosphere, they can instead perceive the characters from the outside, just as a “normal” person would view a narcissistic person, being excluded from the narcissist's worl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0f209" officeooo:paragraph-rsid="0010f209"/>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FS 100<text:tab/><text:tab/>Spencer Plant</text:p>
        <text:p text:style-name="MP1">Film Response<text:tab/><text:tab/>February 26 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07:51:32.581465941</meta:creation-date>
    <dc:date>2016-02-26T09:37:04.519357856</dc:date>
    <meta:editing-duration>PT58M39S</meta:editing-duration>
    <meta:editing-cycles>3</meta:editing-cycles>
    <meta:generator>LibreOffice/4.2.8.2$Linux_X86_64 LibreOffice_project/420m0$Build-2</meta:generator>
    <meta:document-statistic meta:table-count="0" meta:image-count="0" meta:object-count="0" meta:page-count="2" meta:paragraph-count="9" meta:word-count="711" meta:character-count="4208" meta:non-whitespace-character-count="3495"/>
  </office:meta>
</office:document-meta>
</file>